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2A00000019DCEC6D34D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34cm, 7.883cm, 1.253cm, 2.26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默认">
        <draw:frame draw:style-name="gr1" draw:text-style-name="P1" draw:layer="layout" svg:width="10.863cm" svg:height="10.403cm" svg:x="1.1cm" svg:y="1cm">
          <draw:image xlink:href="Pictures/20000002000002A00000019DCEC6D34D.eps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2-07-16T20:23:03</dc:date>
    <meta:document-statistic meta:object-count="1"/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